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3.64cm" fo:min-width="2.294cm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-color="#adc5e7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4.445cm" svg:x="6.588cm" svg:y="3.794cm">
          <text:p text:style-name="P1"><text:span text:style-name="T1">Strip tag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4:58:43.328690555</meta:creation-date>
    <dc:date>2020-09-03T15:01:12.799170657</dc:date>
    <meta:editing-duration>PT2M29S</meta:editing-duration>
    <meta:editing-cycles>2</meta:editing-cycles>
    <meta:generator>LibreOffice/6.0.7.3$Linux_X86_64 LibreOffice_project/00m0$Build-3</meta:generator>
    <meta:document-statistic meta:object-count="1"/>
  </office:meta>
</office:document-meta>
</file>